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SchedulingTests.withAmbiguousTaskSchedulers_andSingleTask_disambiguatedByScheduledTaskRegistra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ingEnabled_withAmbiguousTaskSchedulers_butNoActualTasks.taskSchedul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SchedulingTests.with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SchedulingTests.withAmbiguousTaskSchedulers_andSingleTask_disambiguatedBySchedulerNam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ingEnabled_withAmbiguousTaskSchedulers_andSingleTask.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dulingEnabled_withAmbiguousTaskSchedulers_andSingleTask_disambiguatedByScheduledTaskRegistrar.configureTasks( ScheduledTaskRegistrar task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ScheduledTaskRegistrarConfig.configureTasks( ScheduledTaskRegistrar task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ScheduledTaskRegistrarConfig.taskSchedul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iggerTaskConfig.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mbiguousExplicitSchedulerConfig.taskSchedul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edRateTaskConfig.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ingEnabled_withAmbiguousTaskSchedulers_andSingleTask_disambiguatedBySchedulerNameAttribute.configureTasks( ScheduledTaskRegistrar task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ingEnabled_withAmbiguousTaskSchedulers_andSingleTask_disambiguatedBySchedulerNameAttribute.taskSchedul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ingEnabled_withAmbiguousTaskSchedulers_andSingleTask_disambiguatedByScheduledTaskRegistrar.wo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ingEnabled_withTaskAddedVia_configureTasks.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ggerTaskConfig.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ingEnabled_withAmbiguousTaskSchedulers_andSingleTask_disambiguatedBySchedulerNameAttribute.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SchedulingTests.withExplicitScheduledTaskRegistr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licitScheduledTaskRegistrarConfig.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ingEnabled_withTaskAddedVia_configureTasks.wo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SchedulingTests.withTrigger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SchedulingTests.withFixedRat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xedRateTaskConfig_withInitialDelay.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biguousExplicitSchedulerConfig.taskSchedul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ingEnabled_withAmbiguousTaskSchedulers_andSingleTask_disambiguatedBySchedulerNameAttribute.taskSchedul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mbiguousExplicitSchedulerConfig.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dulingEnabled_withAmbiguousTaskSchedulers_butNoActualTasks.taskSchedul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licitSchedulerConfig.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ingEnabled_withAmbiguousTaskSchedulers_andSingleTask_disambiguatedBySchedulerNameAttribute.wo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SchedulerConfig.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ingEnabled_withAmbiguousTaskSchedulers_andSingleTask_disambiguatedByScheduledTaskRegistrar.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SchedulingTests.withExplicit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dulingEnabled_withAmbiguousTaskSchedulers_andSingleTask_disambiguatedByScheduledTaskRegistrar.taskSchedul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SchedulingTests.withAmbiguousTaskSchedulers_andSingl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RateTaskConfig.configureTasks( ScheduledTaskRegistrar task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ingEnabled_withTaskAddedVia_configureTasks.configureTasks( ScheduledTaskRegistrar task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SchedulingTests.withInitiallyDelayedFixedRat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ingEnabled_withAmbiguousTaskSchedulers_andSingleTask.taskSchedul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licitScheduledTaskRegistrarConfig.taskSchedul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licitScheduledTaskRegistrarConfig.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ableSchedulingTests.withExplicitSchedulerAmbiguity_andSchedul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SchedulerConfig.my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ingEnabled_withAmbiguousTaskSchedulers_andSingleTask.taskSchedul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SchedulingTests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edRateTaskConfig.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SchedulingTests.withTaskAddedVia_configure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SchedulingTests.withAmbiguousTaskSchedulers_butNoActual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ingEnabled_withAmbiguousTaskSchedulers_andSingleTask_disambiguatedByScheduledTaskRegistrar.taskSchedul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edRateTaskConfig_withInitialDelay.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